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8891" officeooo:paragraph-rsid="001f8891"/>
    </style:style>
    <style:style style:name="P2" style:family="paragraph" style:parent-style-name="Standard">
      <style:text-properties officeooo:rsid="001fd42f" officeooo:paragraph-rsid="001fd42f"/>
    </style:style>
    <style:style style:name="P3" style:family="paragraph" style:parent-style-name="Standard">
      <style:text-properties officeooo:rsid="0020729a" officeooo:paragraph-rsid="0020729a"/>
    </style:style>
    <style:style style:name="P4" style:family="paragraph" style:parent-style-name="Standard">
      <style:text-properties officeooo:rsid="0020729a" officeooo:paragraph-rsid="00248222"/>
    </style:style>
    <style:style style:name="P5" style:family="paragraph" style:parent-style-name="Standard">
      <style:text-properties officeooo:rsid="0022327b" officeooo:paragraph-rsid="0022327b"/>
    </style:style>
    <style:style style:name="P6" style:family="paragraph" style:parent-style-name="Standard">
      <style:text-properties officeooo:rsid="00238718" officeooo:paragraph-rsid="00238718"/>
    </style:style>
    <style:style style:name="P7" style:family="paragraph" style:parent-style-name="Standard">
      <style:text-properties officeooo:rsid="00248222" officeooo:paragraph-rsid="00248222"/>
    </style:style>
    <style:style style:name="P8" style:family="paragraph" style:parent-style-name="Standard">
      <style:text-properties officeooo:rsid="00256d89" officeooo:paragraph-rsid="00256d89"/>
    </style:style>
    <style:style style:name="P9" style:family="paragraph" style:parent-style-name="Standard">
      <style:text-properties officeooo:rsid="00282520" officeooo:paragraph-rsid="00282520"/>
    </style:style>
    <style:style style:name="P10" style:family="paragraph" style:parent-style-name="Standard">
      <style:text-properties officeooo:rsid="00282bd0" officeooo:paragraph-rsid="00282bd0"/>
    </style:style>
    <style:style style:name="P11" style:family="paragraph" style:parent-style-name="Standard">
      <style:text-properties officeooo:rsid="002a2401" officeooo:paragraph-rsid="002a2401"/>
    </style:style>
    <style:style style:name="P12" style:family="paragraph" style:parent-style-name="Standard">
      <style:text-properties officeooo:rsid="002bc229" officeooo:paragraph-rsid="002bc229"/>
    </style:style>
    <style:style style:name="P13" style:family="paragraph" style:parent-style-name="Standard">
      <style:text-properties officeooo:rsid="002bf35e" officeooo:paragraph-rsid="002bf35e"/>
    </style:style>
    <style:style style:name="P14" style:family="paragraph" style:parent-style-name="Standard">
      <style:text-properties officeooo:rsid="002d9e91" officeooo:paragraph-rsid="002d9e91"/>
    </style:style>
    <style:style style:name="T1" style:family="text">
      <style:text-properties officeooo:rsid="00238718"/>
    </style:style>
    <style:style style:name="T2" style:family="text">
      <style:text-properties officeooo:rsid="002482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lations intérnationales depuis 1945</text:p>
      <text:p text:style-name="Standard"/>
      <text:p text:style-name="Standard"/>
      <text:p text:style-name="Standard">la fin de la 2nd guerre mondiale laisse le monde affaiblie mais aussi riche</text:p>
      <text:p text:style-name="Standard">d'éspoir par des paix grace notament a de nouvelles institution comme l'ONU.</text:p>
      <text:p text:style-name="Standard">cepandant les états unis et l'Union sovietique s'opposent à partir de 1946,</text:p>
      <text:p text:style-name="Standard"><text:s/>divisé</text:p>
      <text:p text:style-name="Standard"><text:s/>par leur idéologies:</text:p>
      <text:p text:style-name="Standard"><text:s/>le libéralisme contre le comunisme. cet afrontement devient vite politique</text:p>
      <text:p text:style-name="Standard"><text:s/>et millitaire. contraignant les autre pays du monde à choisir entre le bloc</text:p>
      <text:p text:style-name="Standard"><text:s/>comunisme et le bloc libéral. quand la guerre quand la guerre froide prend fin</text:p>
      <text:p text:style-name="Standard"><text:s/>en 1989, un nouvel ordre mondial se met en place, qui n'empeche pas la</text:p>
      <text:p text:style-name="Standard"><text:s/>multiplication des conflits dans de nombreuses régions du monde</text:p>
      <text:p text:style-name="Standard"/>
      <text:p text:style-name="Standard"><text:s text:c="2"/>problématique:</text:p>
      <text:p text:style-name="Standard"><text:s/>comment l'oposition entre URSS et les Etats unis structure-t-elle les relations</text:p>
      <text:p text:style-name="Standard"><text:s/>internationale a partir de 1947?</text:p>
      <text:p text:style-name="Standard"><text:s/>comment la guerre froide prend-elle fin et quel nouvel ordre mondial lui</text:p>
      <text:p text:style-name="Standard"><text:s/>succède?</text:p>
      <text:p text:style-name="Standard"/>
      <text:p text:style-name="Standard"><text:s/>1ere partie: le jeu des puissances dans un espace mondialisé de 1945 a nos</text:p>
      <text:p text:style-name="Standard"><text:s/>jours.</text:p>
      <text:p text:style-name="Standard"><text:s/>I) 1947 /1949 le début de la guerre froide en europe</text:p>
      <text:p text:style-name="Standard"><text:s/>A) de la victoire à la rupture puis à la crise.</text:p>
      <text:p text:style-name="Standard"><text:s text:c="8"/>l'enjeu européen</text:p>
      <text:p text:style-name="Standard"><text:s text:c="8"/>1947 la rupture entre les 2 grands</text:p>
      <text:p text:style-name="Standard"><text:s text:c="16"/>rupture plan politique</text:p>
      <text:p text:style-name="Standard"><text:s text:c="16"/>le plan marshall</text:p>
      <text:p text:style-name="Standard">B) la guerre froide un conflit idéologies</text:p>
      <text:p text:style-name="Standard"><text:s text:c="8"/>2 modèles</text:p>
      <text:p text:style-name="Standard"><text:s text:c="16"/>comunisme</text:p>
      <text:p text:style-name="Standard"><text:s text:c="16"/>libéralisme</text:p>
      <text:p text:style-name="Standard"><text:s text:c="8"/>2 blocs</text:p>
      <text:p text:style-name="Standard"><text:s text:c="16"/>est soviet'</text:p>
      <text:p text:style-name="Standard"><text:s text:c="16"/>ouest 'ricain</text:p>
      <text:p text:style-name="Standard"><text:s text:c="8"/>radicalisation de l'affrontement</text:p>
      <text:p text:style-name="P1">le modele americain et sovietique </text:p>
      <text:p text:style-name="P1"><text:tab/>europe de l’Ouest</text:p>
      <text:p text:style-name="P1"><text:tab/><text:tab/>regime politique</text:p>
      <text:p text:style-name="P1"><text:tab/><text:tab/><text:tab/>démocratie libéral, multipartrisme qu’il s’agit de monarchie ou republique, </text:p>
      <text:p text:style-name="P1"><text:tab/><text:tab/><text:tab/>respect des droit l’homme</text:p>
      <text:p text:style-name="P1"><text:tab/><text:tab/>économie de marché</text:p>
      <text:p text:style-name="P1"><text:tab/><text:tab/><text:tab/>proprieté privée des moyens de productions, meme si certain secteur peuvent etre nationalisés, comme en france. Choix des partenaires économiqueaccpetation de l’aide américaine avec le plan marshall de 1947, création progressive d’une communauté économique européenne à partir de 1951. libre développement de l’économie, avec cependant un une certaine intervention de l’État dans le domaine social voire economique</text:p>
      <text:p text:style-name="P1"/>
      <text:p text:style-name="P1"><text:tab/>europe de l’est</text:p>
      <text:p text:style-name="P1"><text:tab/></text:p>
      <text:p text:style-name="P1"/>
      <text:p text:style-name="P2">autres crises de la guerre froide </text:p>
      <text:p text:style-name="P2"><text:soft-page-break/>crise de cuba et invasion de l’Afghanistan</text:p>
      <text:p text:style-name="P2"/>
      <text:p text:style-name="P2">II) la fin d’in monde bipolaire ( 1989/1991)</text:p>
      <text:p text:style-name="P2"><text:tab/>A) la fin de la guerre froide </text:p>
      <text:p text:style-name="P2"><text:tab/><text:tab/>les aspirations démocratique dans les démocratie populaires</text:p>
      <text:p text:style-name="P3"><text:tab/><text:tab/>l’impossible reforme du modele sovietique</text:p>
      <text:p text:style-name="P3"><text:tab/><text:tab/><text:span text:style-name="T1">un nouvel ordre mondiale</text:span></text:p>
      <text:p text:style-name="P3"><text:tab/><text:tab/><text:tab/><text:span text:style-name="T1">ouissance de l’eurpoe 2003, 0911</text:span></text:p>
      <text:p text:style-name="P3"/>
      <text:p text:style-name="P3"><text:tab/><text:span text:style-name="T1">la naissance d’une <text:s/>europe nouvelles</text:span></text:p>
      <text:p text:style-name="P3"><text:tab/><text:tab/><text:span text:style-name="T1">la transition politique et economique des pays de l’europe de l’est</text:span></text:p>
      <text:p text:style-name="P3"><text:tab/><text:tab/><text:span text:style-name="T2">les transformations <text:s/>géopolitiques de l’euroope</text:span></text:p>
      <text:p text:style-name="P3"><text:tab/><text:tab/><text:span text:style-name="T2">la guerre en yougoslavie</text:span></text:p>
      <text:p text:style-name="P4"><text:tab/><text:span text:style-name="T2">dicident au soviet</text:span></text:p>
      <text:p text:style-name="P7">alexandre soljenitsyne</text:p>
      <text:p text:style-name="P3"><text:tab/><text:span text:style-name="T2">andrei sakharof</text:span></text:p>
      <text:p text:style-name="P3"/>
      <text:p text:style-name="P5">le mur de la honte 13 aout 1961</text:p>
      <text:p text:style-name="P5"/>
      <text:p text:style-name="P6">crise de cuba </text:p>
      <text:p text:style-name="P6"/>
      <text:p text:style-name="P6">casparov</text:p>
      <text:p text:style-name="P6"/>
      <text:p text:style-name="P7">lors d’un match de foot pologne/URSS <text:s/>coupe du monde <text:s/>solidarnok </text:p>
      <text:p text:style-name="P7">M gorbatchev president de l’URSS </text:p>
      <text:p text:style-name="P8">perestroika <text:s/>&amp; glasnost </text:p>
      <text:p text:style-name="P8">autorise la crétion d’entreprise perssonelle, pour particulier et des petite exploitation agricole</text:p>
      <text:p text:style-name="P8">réforme les grands entreprises d’ETAT libéraliser progressivement la vie politique, retirer l’armée d’afgnistand et laisser plus d’autonomie aux démoctatie populaire <text:line-break/>assurer la liberté d’expression et la liberté religieuse, comuniquer sur tout les sujets mem les plus sensibles reconnaire le droit <text:s/>des nationalités en URSS et la souveraineté des états satelitetes d’europe de l’est </text:p>
      <text:p text:style-name="P8"/>
      <text:p text:style-name="P9">objectif donner un nouveau souffle au modèle sovietique</text:p>
      <text:p text:style-name="P9"/>
      <text:p text:style-name="P10">les PECO entrent dasn l’otan </text:p>
      <text:p text:style-name="P10">peco : estonie, lettonie, lituanie, slovaquie, bulgharie, pologne reptcheque, hongrie, roumanie…</text:p>
      <text:p text:style-name="P11"/>
      <text:p text:style-name="P11"/>
      <text:p text:style-name="P12">un nouveau desordre mondial </text:p>
      <text:p text:style-name="P12">un mode instable </text:p>
      <text:p text:style-name="P13">un monde multipolaire </text:p>
      <text:p text:style-name="P13"/>
      <text:p text:style-name="P13">conclusuion</text:p>
      <text:p text:style-name="P13">le choc du 11 septembre </text:p>
      <text:p text:style-name="P13">plus de 3000 morts et un traumatisme psycologique </text:p>
      <text:p text:style-name="P14">attentat de madrid 11 mars 2004 200 mort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1:21:28.831663318</meta:creation-date>
    <dc:date>2018-09-26T12:05:04.611188222</dc:date>
    <meta:editing-duration>PT46M36S</meta:editing-duration>
    <meta:editing-cycles>8</meta:editing-cycles>
    <meta:generator>LibreOffice/6.0.6.2$Linux_X86_64 LibreOffice_project/00m0$Build-2</meta:generator>
    <meta:document-statistic meta:table-count="0" meta:image-count="0" meta:object-count="0" meta:page-count="2" meta:paragraph-count="74" meta:word-count="526" meta:character-count="3622" meta:non-whitespace-character-count="2959"/>
  </office:meta>
</office:document-meta>
</file>